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WSample2-CS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mployee ID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Leaves</text:p>
          </table:table-cell>
          <table:table-cell office:value-type="string" table:style-name="ce1">
            <text:p>Bonus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6" table:style-name="ce1">
            <text:p>6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5" table:style-name="ce1">
            <text:p>5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5" table:style-name="ce1">
            <text:p>5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5" table:style-name="ce1">
            <text:p>5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6" table:style-name="ce1">
            <text:p>6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0" table:style-name="ce1">
            <text:p>0</text:p>
          </table:table-cell>
          <table:table-cell office:value-type="currency" office:value="100" table:style-name="ce2">
            <text:p>$100<text:s/>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2" table:style-name="ce1">
            <text:p>2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6" table:style-name="ce1">
            <text:p>6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4" table:style-name="ce1">
            <text:p>4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3" table:style-name="ce1">
            <text:p>3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currency" office:value="1000" table:style-name="ce2">
            <text:p>$1,0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currency" office:value="1500" table:style-name="ce2">
            <text:p>$1,500<text:s/></text:p>
          </table:table-cell>
          <table:table-cell office:value-type="float" office:value="1" table:style-name="ce1">
            <text:p>1</text:p>
          </table:table-cell>
          <table:table-cell office:value-type="currency" office:value="0" table:style-name="ce2">
            <text:p>$0<text:s/></text:p>
          </table:table-cell>
          <table:table-cell table:number-columns-repeated="16380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0P0"/>
    </number:currency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dul Wahab</meta:initial-creator>
    <dc:creator>Abdul Wahab</dc:creator>
    <meta:creation-date>2022-07-04T10:59:42Z</meta:creation-date>
    <dc:date>2022-07-04T11:11:19Z</dc:date>
  </office:meta>
</office:document-meta>
</file>